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QdgmnrDgqlgqQwkqkhTheSansMonoConBlack" svg:font-family="QdgmnrDgqlgqQwkqkhTheSansMonoConBlack"/>
    <style:font-face style:name="Songti SC" svg:font-family="'Songti SC'" style:font-family-generic="system" style:font-pitch="variable"/>
    <style:font-face style:name="YjxchhFhjlrhLblqcsTheSansMonoConNormal" svg:font-family="YjxchhFhjlrhLblqcsTheSansMonoConNormal"/>
  </office:font-face-decls>
  <office:automatic-styles>
    <style:style style:name="P1" style:family="paragraph" style:parent-style-name="Preformatted_20_Text">
      <style:text-properties style:use-window-font-color="true" loext:opacity="0%" fo:font-size="15pt" fo:font-weight="normal" officeooo:paragraph-rsid="0006f457" fo:background-color="transparent"/>
    </style:style>
    <style:style style:name="P2" style:family="paragraph" style:parent-style-name="Preformatted_20_Text">
      <style:text-properties style:use-window-font-color="true" loext:opacity="0%" fo:font-size="15pt" fo:font-weight="normal" officeooo:rsid="0006f457" officeooo:paragraph-rsid="0006f457" fo:background-color="transparent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8pt" fo:font-weight="bold" officeooo:rsid="0006f457" officeooo:paragraph-rsid="0006f457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5pt" fo:font-weight="normal" officeooo:rsid="0006f457" officeooo:paragraph-rsid="0006f457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officeooo:paragraph-rsid="0006f457"/>
    </style:style>
    <style:style style:name="P6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T1" style:family="text">
      <style:text-properties style:font-name="QdgmnrDgqlgqQwkqkhTheSansMonoConBlack" fo:font-size="9pt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Menlo" fo:font-size="9.64999961853027pt"/>
    </style:style>
    <style:style style:name="T4" style:family="text">
      <style:text-properties fo:color="#c586c0" loext:opacity="100%" style:font-name="Menlo" fo:font-size="9.64999961853027pt" fo:background-color="#1f1f1f" loext:char-shading-value="0"/>
    </style:style>
    <style:style style:name="T5" style:family="text">
      <style:text-properties fo:color="#cccccc" loext:opacity="100%" style:font-name="Menlo" fo:font-size="9.64999961853027pt"/>
    </style:style>
    <style:style style:name="T6" style:family="text">
      <style:text-properties fo:color="#cccccc" loext:opacity="100%" style:font-name="Menlo" fo:font-size="9.64999961853027pt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Menlo" fo:font-size="9.64999961853027pt"/>
    </style:style>
    <style:style style:name="T9" style:family="text">
      <style:text-properties fo:color="#9cdcfe" loext:opacity="100%" style:font-name="Menlo" fo:font-size="9.64999961853027pt" fo:background-color="#1f1f1f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Menlo" fo:font-size="9.64999961853027pt"/>
    </style:style>
    <style:style style:name="T12" style:family="text">
      <style:text-properties fo:color="#ce9178" loext:opacity="100%" style:font-name="Menlo" fo:font-size="9.64999961853027pt" fo:background-color="#1f1f1f" loext:char-shading-value="0"/>
    </style:style>
    <style:style style:name="T13" style:family="text">
      <style:text-properties fo:color="#569cd6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808080" loext:opacity="100%"/>
    </style:style>
    <style:style style:name="T18" style:family="text">
      <style:text-properties officeooo:rsid="0006f457" style:font-size-asian="13.1000003814697pt" style:font-weight-asian="normal" style:font-size-complex="15pt" style:font-weight-complex="normal"/>
    </style:style>
    <style:style style:name="T19" style:family="text">
      <style:text-properties style:font-name="Menlo" fo:font-size="9.64999961853027pt"/>
    </style:style>
    <style:style style:name="T20" style:family="text">
      <style:text-properties style:font-name="YjxchhFhjlrhLblqcsTheSansMonoConNormal" fo:font-size="9pt"/>
    </style:style>
    <style:style style:name="T21" style:family="text">
      <style:text-properties fo:font-weight="normal" officeooo:rsid="0006f457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 React JS</text:p>
      <text:p text:style-name="P4">To create a react application, type [npm create <text:a xlink:type="simple" xlink:href="mailto:vite@latest" text:style-name="Internet_20_link" text:visited-style-name="Visited_20_Internet_20_Link">vite@latest</text:a>] and follow the prompt </text:p>
      <text:p text:style-name="P5"><text:span text:style-name="T21">install bootstrap using the code =&gt; </text:span><text:span text:style-name="T20">npm install bootstrap@4.1.2</text:span></text:p>
      <text:p text:style-name="P5"><text:span text:style-name="T21">Add this code to the main.jsx file =&gt; </text:span><text:span text:style-name="T1">import 'bootstrap/dist/css/bootstrap.css'; </text:span></text:p>
      <text:p text:style-name="P4"/>
      <text:p text:style-name="P4"/>
      <text:p text:style-name="P4">Constructor </text:p>
      <text:p text:style-name="P1"><text:span text:style-name="T18"><text:s text:c="2"/></text:span><text:span text:style-name="T19">import React, { Component } from 'react';</text:span></text:p>
      <text:p text:style-name="P6">//import logo from './logo.svg';</text:p>
      <text:p text:style-name="P6">//import './App.css';</text:p>
      <text:p text:style-name="P6">export default class App extends Component {</text:p>
      <text:p text:style-name="P6">constructor(props) {</text:p>
      <text:p text:style-name="P6">super(props);</text:p>
      <text:p text:style-name="P6">this.name = {</text:p>
      <text:p text:style-name="P6">userName: "Solomon"</text:p>
      <text:p text:style-name="P6">} } </text:p>
      <text:p text:style-name="P6">render() {</text:p>
      <text:p text:style-name="P6">return (</text:p>
      <text:p text:style-name="P6">&lt;div&gt;</text:p>
      <text:p text:style-name="P6">&lt;h4 className="bg-primary text-white text-center p-2"&gt;</text:p>
      <text:p text:style-name="P6">{ this.name.userName }'s To Do List</text:p>
      <text:p text:style-name="P6">&lt;/h4&gt;</text:p>
      <text:p text:style-name="P6">&lt;/div&gt;</text:p>
      <text:p text:style-name="P6">) };</text:p>
      <text:p text:style-name="P6">}</text:p>
      <text:p text:style-name="P2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QdgmnrDgqlgqQwkqkhTheSansMonoConBlack" svg:font-family="QdgmnrDgqlgqQwkqkhTheSansMonoConBlack"/>
    <style:font-face style:name="Songti SC" svg:font-family="'Songti SC'" style:font-family-generic="system" style:font-pitch="variable"/>
    <style:font-face style:name="YjxchhFhjlrhLblqcsTheSansMonoConNormal" svg:font-family="YjxchhFhjlrhLblqcsTheSansMonoConNorm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3:12:30.443411582</meta:creation-date>
    <dc:date>2023-05-29T14:46:58.388767651</dc:date>
    <meta:editing-duration>PT1H34M29S</meta:editing-duration>
    <meta:editing-cycles>1</meta:editing-cycles>
    <meta:document-statistic meta:table-count="0" meta:image-count="0" meta:object-count="0" meta:page-count="1" meta:paragraph-count="23" meta:word-count="87" meta:character-count="590" meta:non-whitespace-character-count="520"/>
    <meta:generator>LibreOffice/7.5.3.2$MacOSX_X86_64 LibreOffice_project/9f56dff12ba03b9acd7730a5a481eea045e468f3</meta:generator>
  </office:meta>
</office:document-meta>
</file>